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7a1" officeooo:paragraph-rsid="001a47a1"/>
    </style:style>
    <style:style style:name="P2" style:family="paragraph" style:parent-style-name="Standard">
      <style:text-properties officeooo:rsid="001bbc88" officeooo:paragraph-rsid="001bbc88"/>
    </style:style>
    <style:style style:name="P3" style:family="paragraph" style:parent-style-name="Standard">
      <style:text-properties officeooo:rsid="001bc76f" officeooo:paragraph-rsid="001bc76f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Pre]</text:p>
      <text:p text:style-name="P1">Decided that I will start testing this strategy. At this point there is not much thought or expectation of what is going to happen, <text:span text:style-name="T1">my mind is free of emotional experiences related to this strategy</text:span>, which soon will change and I will get back into the same pattern I have with the cradle and with the 9s.</text:p>
      <text:p text:style-name="P1"/>
      <text:p text:style-name="P2">[During]</text:p>
      <text:p text:style-name="P2">What I like:</text:p>
      <text:p text:style-name="P2">1. The strong spike</text:p>
      <text:p text:style-name="P2">2. The 4H breaking below it’s swing low, so hopping in</text:p>
      <text:p text:style-name="P2">3. D in strong momentum</text:p>
      <text:p text:style-name="P2"/>
      <text:p text:style-name="P2">What I don’t like:</text:p>
      <text:p text:style-name="P2">1. The trigger went from high to low, it’s not in a trend but it’s a spike. Something to decide: do I want to enter in spikes without trend, or spikes within trend. Or both?</text:p>
      <text:p text:style-name="P2"/>
      <text:p text:style-name="P3">[Exit]</text:p>
      <text:p text:style-name="P3">There is not much that went on here, was also watching other trades. Maybe a bit of pain of los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7:06:18.725747005</meta:creation-date>
    <meta:generator>LibreOffice/7.3.7.2$Linux_X86_64 LibreOffice_project/30$Build-2</meta:generator>
    <dc:date>2024-03-20T07:09:41.152172562</dc:date>
    <meta:editing-duration>PT3M22S</meta:editing-duration>
    <meta:editing-cycles>3</meta:editing-cycles>
    <meta:document-statistic meta:table-count="0" meta:image-count="0" meta:object-count="0" meta:page-count="1" meta:paragraph-count="11" meta:word-count="142" meta:character-count="720" meta:non-whitespace-character-count="589"/>
  </office:meta>
</office:document-meta>
</file>